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shapes>
          <draw:frame draw:z-index="0" draw:style-name="gr1" draw:text-style-name="P1" svg:width="15.999cm" svg:height="8.999cm" svg:x="4.617cm" svg:y="0.1cm">
            <draw:object draw:notify-on-update-of-ranges="Arkusz1.A1:Arkusz1.A1 Arkusz1.A2:Arkusz1.A12 Arkusz1.B1:Arkusz1.B1 Arkusz1.B2:Arkusz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12" calcext:value-type="float">
            <text:p>64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873" calcext:value-type="float">
            <text:p>58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656" calcext:value-type="float">
            <text:p>56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823" calcext:value-type="float">
            <text:p>58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638" calcext:value-type="float">
            <text:p>56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13" calcext:value-type="float">
            <text:p>55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33" calcext:value-type="float">
            <text:p>5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24" calcext:value-type="float">
            <text:p>49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28" calcext:value-type="float">
            <text:p>52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48" calcext:value-type="float">
            <text:p>5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59" calcext:value-type="float">
            <text:p>53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6:04:08.399711942</meta:creation-date>
    <dc:date>2024-03-10T17:53:13.231807025</dc:date>
    <meta:editing-duration>PT1H38M54S</meta:editing-duration>
    <meta:editing-cycles>1</meta:editing-cycles>
    <meta:document-statistic meta:table-count="1" meta:cell-count="2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Dla 1000 p</text:p>
        </chart:title>
        <chart:legend chart:legend-position="end" svg:x="14.822cm" svg:y="4.201cm" style:legend-expansion="high" chart:style-name="ch3"/>
        <chart:plot-area chart:style-name="ch4" table:cell-range-address="Arkusz1.A1:Arkusz1.B12" chart:data-source-has-labels="row" svg:x="1.331cm" svg:y="1.275cm" svg:width="13.171cm" svg:height="6.564cm">
          <chart:coordinate-region svg:x="2.323cm" svg:y="1.474cm" svg:width="11.9cm" svg:height="5.718cm"/>
          <chart:axis chart:dimension="x" chart:name="primary-x" chart:style-name="ch5">
            <chart:title svg:x="7.475cm" svg:y="8.019cm" chart:style-name="ch6">
              <text:p>% Pb</text:p>
            </chart:title>
          </chart:axis>
          <chart:axis chart:dimension="y" chart:name="primary-y" chart:style-name="ch7">
            <chart:title svg:x="0.451cm" svg:y="5.752cm" chart:style-name="ch8">
              <text:p>Ilość neutronów</text:p>
            </chart:title>
            <chart:grid chart:style-name="ch9" chart:class="major"/>
          </chart:axis>
          <chart:series chart:style-name="ch10" chart:values-cell-range-address="Arkusz1.B2:Arkusz1.B12" chart:label-cell-address="Arkusz1.B1:Arkusz1.B1" chart:class="chart:scatter">
            <chart:domain table:cell-range-address="Arkusz1.A2:Arkusz1.A12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n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Arkusz1.A2:Arkusz1.A12</svg:desc>
                </draw:g>
              </table:table-cell>
              <table:table-cell office:value-type="float" office:value="6412">
                <text:p>6412</text:p>
                <draw:g>
                  <svg:desc>Arkusz1.B2:Arkusz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5873">
                <text:p>5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5656">
                <text:p>5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5823">
                <text:p>5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5638">
                <text:p>56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5513">
                <text:p>55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5333">
                <text:p>5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4924">
                <text:p>49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5228">
                <text:p>5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048">
                <text:p>50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5359">
                <text:p>5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